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a4634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4634"/>
    </style:style>
    <style:style style:name="T4" style:family="text">
      <style:text-properties officeooo:rsid="001a46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авила сдачи домашнего задания</text:p>
      <text:p text:style-name="Standard"/>
      <text:p text:style-name="P3">Домашнее задание соде<text:span text:style-name="T4">ржит, скорее всего, 6 или 7</text:span> задач — точное число определится позже, <text:span text:style-name="T4">оно зависит от того, что успеем пройти</text:span>. За каждую задачу ставятся две отметки: за решение задачи и за устный ответ по темам курса, связанным с задачей. Вес самого решения — 40%, вес устного ответа — 60%. Отметки двух видов: зачтено/не зачтено. Если задача решена полностью и без ошибок, ставится оценка «зачтено», иначе — «не зачтено». Сдавать каждую задачу можно сколько угодно раз, но лично <text:span text:style-name="T4">семинаристу или лектору </text:span>— по почте решения присылать не надо. Выполнять расчёты можно в каких угодно программах. Можно показывать решение на ноутбуке, можно распечатывать и приносить — как хотите.</text:p>
      <text:p text:style-name="Standard"/>
      <text:p text:style-name="Standard">Первые две задачи стоит попробовать сдать в течение третьего модуля. В четвёртом модуле сдать тоже можно, но оценка будет ставиться со штрафом (80% от полного балла). <text:span text:style-name="T4">Сроки сдачи последующих задач будут высылаться вместе с задачами.</text:span></text:p>
      <text:p text:style-name="Standard"/>
      <text:p text:style-name="P1">Время от времени на устном ответе возникают несогласия: например, студент считает, что даёт правильное определение, а преподаватель думает иначе. <text:span text:style-name="T4">Мы</text:span> буд<text:span text:style-name="T4">ем</text:span> признавать правоту студента, если тот укажет своё определение в какой-либо книге из списка рекомендованной литературы по этой теме — этот список есть в программе курса.</text:p>
      <text:p text:style-name="P1"/>
      <text:p text:style-name="Standard"><text:span text:style-name="T1">Вопросы по условию можете присылать мне: </text:span><text:a xlink:type="simple" xlink:href="mailto:furmach@inbox.ru" text:style-name="Internet_20_link" text:visited-style-name="Visited_20_Internet_20_Link"><text:span text:style-name="Internet_20_link"><text:span text:style-name="T2">furmach@inbox.ru</text:span></text:span></text:a></text:p>
      <text:p text:style-name="P1"/>
      <text:p text:style-name="P1">Всего доброго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WW8Num1z0" style:family="text">
      <style:text-properties fo:language="en" fo:country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Фурманов</meta:initial-creator>
    <meta:creation-date>2016-01-28T21:21:25</meta:creation-date>
    <meta:editing-duration>P23DT22H20M54S</meta:editing-duration>
    <meta:generator>LibreOffice/6.0.1.1$Windows_x86 LibreOffice_project/60bfb1526849283ce2491346ed2aa51c465abfe6</meta:generator>
    <dc:date>2019-02-18T19:44:15.645000000</dc:date>
    <meta:editing-cycles>2</meta:editing-cycles>
    <meta:document-statistic meta:table-count="0" meta:image-count="0" meta:object-count="0" meta:page-count="1" meta:paragraph-count="6" meta:word-count="194" meta:character-count="1335" meta:non-whitespace-character-count="1140"/>
  </office:meta>
</office:document-meta>
</file>